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Верстка:</text:p>
      <text:p text:style-name="P1">- Сверстать список новостей, по возможности, придерживаясь методологии БЭМ.</text:p>
      <text:p text:style-name="P1">- Для стилей использовать LESS или SASS.</text:p>
      <text:p text:style-name="P1"/>
      <text:p text:style-name="P1">JS:</text:p>
      <text:p text:style-name="P1">- Сделать вывод новостей. Используя фреймворкиVue 2.* + NUXT (1 или 2)</text:p>
      <text:p text:style-name="P1">- Для получения новостей использовать FAKE Api (Описать JSON) или реализовать метод получения заранее описанного JSON (В любом удобном формате. Должен содержать все поля для реализации страницы с макета)</text:p>
      <text:p text:style-name="P1"/>
      <text:p text:style-name="P1">Дополнительно:</text:p>
      <text:p text:style-name="P1">- Адаптив для верстки.</text:p>
      <text:p text:style-name="P1">- Фильтрация статей по типу (Новости, блог и тд.)</text:p>
      <text:p text:style-name="P1">- Подгрузка новых постов по кнопке “Загрузить еще”</text:p>
      <text:p text:style-name="P1">- Детальная страница новости, с полным текстом. Дизайн не прилагае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</meta:generator>
  </office:meta>
</office:document-meta>
</file>